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741cm" fo:margin-left="1.281cm" table:align="left"/>
    </style:style>
    <style:style style:name="Tabla1.A" style:family="table-column">
      <style:table-column-properties style:column-width="7.8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275122"/>
    </style:style>
    <style:style style:name="P2" style:family="paragraph" style:parent-style-name="Header">
      <style:paragraph-properties fo:text-align="center" style:justify-single-word="false"/>
      <style:text-properties style:font-name="Arial3" fo:font-weight="bold" style:font-weight-asian="bold" style:font-weight-complex="bold"/>
    </style:style>
    <style:style style:name="P3" style:family="paragraph" style:parent-style-name="Footer">
      <style:paragraph-properties fo:text-align="end" style:justify-single-word="false"/>
      <style:text-properties officeooo:rsid="000d270f" officeooo:paragraph-rsid="000d270f"/>
    </style:style>
    <style:style style:name="P4" style:family="paragraph" style:parent-style-name="Standard">
      <style:text-properties fo:color="#0066b3" loext:opacity="100%" style:font-name="Arial3" fo:font-size="12pt" fo:font-weight="normal" officeooo:paragraph-rsid="000d8045" style:font-size-asian="12pt" style:font-weight-asian="normal" style:font-size-complex="12pt" style:font-weight-complex="normal"/>
    </style:style>
    <style:style style:name="P5" style:family="paragraph" style:parent-style-name="Standard">
      <style:text-properties fo:color="#0066b3" loext:opacity="100%" style:font-name="Arial3" fo:font-size="12pt" fo:font-weight="normal" officeooo:paragraph-rsid="0048a757" style:font-size-asian="12pt" style:font-weight-asian="normal" style:font-size-complex="12pt" style:font-weight-complex="normal"/>
    </style:style>
    <style:style style:name="P6" style:family="paragraph" style:parent-style-name="Standard">
      <style:text-properties style:font-name="Arial3" fo:font-size="12pt" fo:font-weight="bold" style:font-size-asian="12pt" style:font-weight-asian="bold" style:font-size-complex="12pt" style:font-weight-complex="bold"/>
    </style:style>
    <style:style style:name="P7" style:family="paragraph" style:parent-style-name="Standard">
      <style:text-properties style:font-name="Arial3" fo:font-size="12pt" fo:font-weight="normal" style:font-size-asian="12pt" style:font-weight-asian="normal" style:font-size-complex="12pt" style:font-weight-complex="normal"/>
    </style:style>
    <style:style style:name="P8" style:family="paragraph" style:parent-style-name="Standard">
      <style:text-properties style:font-name="Arial3" fo:font-size="12pt" fo:font-weight="normal" officeooo:rsid="000d8045" officeooo:paragraph-rsid="000d8045" style:font-size-asian="12pt" style:font-weight-asian="normal" style:font-size-complex="12pt" style:font-weight-complex="normal"/>
    </style:style>
    <style:style style:name="P9" style:family="paragraph" style:parent-style-name="Standard">
      <style:text-properties style:use-window-font-color="true" loext:opacity="0%" style:font-name="Arial3" fo:font-size="12pt" fo:font-weight="normal" officeooo:paragraph-rsid="000d8045" style:font-size-asian="12pt" style:font-weight-asian="normal" style:font-size-complex="12pt" style:font-weight-complex="normal"/>
    </style:style>
    <style:style style:name="P10" style:family="paragraph" style:parent-style-name="Standard">
      <style:text-properties fo:color="#2a6099" loext:opacity="100%" style:font-name="Arial3"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officeooo:paragraph-rsid="00323fae"/>
    </style:style>
    <style:style style:name="P12" style:family="paragraph" style:parent-style-name="Standard">
      <style:text-properties officeooo:paragraph-rsid="0048a757"/>
    </style:style>
    <style:style style:name="P13" style:family="paragraph" style:parent-style-name="Standard">
      <style:text-properties fo:font-weight="bold" officeooo:rsid="0048a757" officeooo:paragraph-rsid="0048a757" style:font-weight-asian="bold" style:font-weight-complex="bold"/>
    </style:style>
    <style:style style:name="P14" style:family="paragraph" style:parent-style-name="Standard">
      <style:paragraph-properties fo:margin-top="0.201cm" fo:margin-bottom="0.201cm" style:contextual-spacing="false"/>
      <style:text-properties style:use-window-font-color="true" loext:opacity="0%" style:font-name="Arial3" fo:font-size="12pt" fo:font-weight="bold" officeooo:rsid="000e5e7f" officeooo:paragraph-rsid="00224ff4" style:font-size-asian="12pt" style:font-weight-asian="bold" style:font-size-complex="12pt" style:font-weight-complex="bold"/>
    </style:style>
    <style:style style:name="P15" style:family="paragraph" style:parent-style-name="Titulos_20_Apartados">
      <style:text-properties style:font-name="Arial3"/>
    </style:style>
    <style:style style:name="P16" style:family="paragraph" style:parent-style-name="Respuestas_20_preguntas">
      <style:text-properties style:font-name="Arial3" officeooo:rsid="003be99b" officeooo:paragraph-rsid="003be99b"/>
    </style:style>
    <style:style style:name="P17" style:family="paragraph" style:parent-style-name="Respuestas_20_preguntas">
      <style:text-properties officeooo:rsid="004b2a7c" officeooo:paragraph-rsid="004b2a7c"/>
    </style:style>
    <style:style style:name="P18" style:family="paragraph" style:parent-style-name="Respuestas_20_preguntas">
      <style:paragraph-properties fo:margin-left="0cm" fo:margin-right="0cm" fo:text-indent="0cm" style:auto-text-indent="false"/>
    </style:style>
    <style:style style:name="P19" style:family="paragraph" style:parent-style-name="Respuestas_20_preguntas">
      <style:paragraph-properties fo:margin-left="0cm" fo:margin-right="0cm" fo:text-indent="0cm" style:auto-text-indent="false"/>
      <style:text-properties fo:color="#000000" loext:opacity="100%" style:font-name="Arial2" officeooo:rsid="003d00e9"/>
    </style:style>
    <style:style style:name="P20" style:family="paragraph" style:parent-style-name="Respuestas_20_preguntas">
      <style:paragraph-properties fo:margin-left="0cm" fo:margin-right="0cm" fo:text-indent="0cm" style:auto-text-indent="false"/>
      <style:text-properties style:use-window-font-color="true" loext:opacity="0%" style:font-name="Arial3" fo:font-size="12pt" fo:font-weight="normal" officeooo:rsid="00428d50" officeooo:paragraph-rsid="00428d50" style:font-size-asian="12pt" style:font-weight-asian="normal" style:font-size-complex="12pt" style:font-weight-complex="normal"/>
    </style:style>
    <style:style style:name="P21" style:family="paragraph" style:parent-style-name="Respuestas_20_preguntas">
      <style:paragraph-properties fo:margin-left="0cm" fo:margin-right="0cm" fo:text-indent="0cm" style:auto-text-indent="false"/>
      <style:text-properties style:use-window-font-color="true" loext:opacity="0%" style:font-name="Arial3" fo:font-size="12pt" fo:font-weight="normal" officeooo:rsid="00512660" officeooo:paragraph-rsid="00512660" style:font-size-asian="12pt" style:font-weight-asian="normal" style:font-size-complex="12pt" style:font-weight-complex="normal"/>
    </style:style>
    <style:style style:name="P22" style:family="paragraph" style:parent-style-name="Respuestas_20_preguntas">
      <style:paragraph-properties fo:margin-left="0cm" fo:margin-right="0cm" fo:text-indent="0cm" style:auto-text-indent="false"/>
      <style:text-properties officeooo:paragraph-rsid="004f5252"/>
    </style:style>
    <style:style style:name="P23" style:family="paragraph" style:parent-style-name="Table_20_Contents">
      <style:text-properties officeooo:rsid="0048a757" officeooo:paragraph-rsid="0048a757"/>
    </style:style>
    <style:style style:name="P24" style:family="paragraph" style:parent-style-name="Table_20_Contents">
      <style:text-properties fo:font-weight="bold" officeooo:rsid="0048a757" officeooo:paragraph-rsid="0048a757" style:font-weight-asian="bold" style:font-weight-complex="bold"/>
    </style:style>
    <style:style style:name="P25" style:family="paragraph" style:parent-style-name="Table_20_Contents">
      <style:text-properties officeooo:rsid="00494f6a" officeooo:paragraph-rsid="00494f6a"/>
    </style:style>
    <style:style style:name="P26" style:family="paragraph" style:parent-style-name="Preguntas" style:list-style-name=""/>
    <style:style style:name="P27" style:family="paragraph" style:parent-style-name="Preguntas" style:list-style-name="Numbering_20_123" style:master-page-name="">
      <style:paragraph-properties style:page-number="auto"/>
      <style:text-properties fo:color="#002751" loext:opacity="100%" style:font-name="Arial2"/>
    </style:style>
    <style:style style:name="P28" style:family="paragraph" style:parent-style-name="Preguntas2">
      <style:text-properties officeooo:paragraph-rsid="0048a757"/>
    </style:style>
    <style:style style:name="P29" style:family="paragraph" style:parent-style-name="Preguntas2" style:list-style-name="">
      <style:text-properties officeooo:paragraph-rsid="0048a757"/>
    </style:style>
    <style:style style:name="P30" style:family="paragraph" style:parent-style-name="Referencias">
      <style:text-properties officeooo:rsid="00400927" officeooo:paragraph-rsid="00400927"/>
    </style:style>
    <style:style style:name="P31" style:family="paragraph" style:parent-style-name="Standard" style:list-style-name="L3">
      <style:text-properties fo:color="#0066b3" loext:opacity="100%" style:font-name="Arial3" fo:font-size="12pt" fo:font-weight="normal" officeooo:paragraph-rsid="000d8045" style:font-size-asian="12pt" style:font-weight-asian="normal" style:font-size-complex="12pt" style:font-weight-complex="normal"/>
    </style:style>
    <style:style style:name="P32" style:family="paragraph" style:parent-style-name="Standard" style:list-style-name="L1">
      <style:paragraph-properties fo:margin-top="0.201cm" fo:margin-bottom="0.201cm" style:contextual-spacing="false" fo:text-align="start" style:justify-single-word="false">
        <style:tab-stops>
          <style:tab-stop style:position="15.73cm" style:type="right" style:leader-style="dotted" style:leader-text="."/>
        </style:tab-stops>
      </style:paragraph-properties>
      <style:text-properties officeooo:paragraph-rsid="001ef40f"/>
    </style:style>
    <style:style style:name="P33" style:family="paragraph" style:parent-style-name="Standard" style:list-style-name="L2">
      <style:paragraph-properties fo:margin-top="0.201cm" fo:margin-bottom="0.201cm" style:contextual-spacing="false">
        <style:tab-stops>
          <style:tab-stop style:position="15.095cm" style:type="right" style:leader-style="dotted" style:leader-text="."/>
        </style:tab-stops>
      </style:paragraph-properties>
      <style:text-properties officeooo:paragraph-rsid="001f20d3"/>
    </style:style>
    <style:style style:name="P34" style:family="paragraph" style:parent-style-name="Standard" style:list-style-name="L2">
      <style:paragraph-properties fo:margin-top="0.201cm" fo:margin-bottom="0.201cm" style:contextual-spacing="false">
        <style:tab-stops>
          <style:tab-stop style:position="15.095cm" style:type="right" style:leader-style="dotted" style:leader-text="."/>
        </style:tab-stops>
      </style:paragraph-properties>
      <style:text-properties style:use-window-font-color="true" loext:opacity="0%" style:font-name="Arial" fo:font-size="12pt" fo:font-weight="normal" officeooo:paragraph-rsid="001f20d3" style:font-size-asian="12pt" style:font-weight-asian="normal" style:font-size-complex="12pt" style:font-weight-complex="normal"/>
    </style:style>
    <style:style style:name="P35" style:family="paragraph" style:parent-style-name="Standard" style:list-style-name="L2">
      <style:paragraph-properties fo:margin-top="0.201cm" fo:margin-bottom="0.201cm" style:contextual-spacing="false">
        <style:tab-stops>
          <style:tab-stop style:position="15.095cm" style:type="right" style:leader-style="dotted" style:leader-text="."/>
        </style:tab-stops>
      </style:paragraph-properties>
      <style:text-properties style:use-window-font-color="true" loext:opacity="0%" style:font-name="Arial" fo:font-size="12pt" fo:font-weight="normal" officeooo:rsid="0039f915" officeooo:paragraph-rsid="0039f915" style:font-size-asian="12pt" style:font-weight-asian="normal" style:font-size-complex="12pt" style:font-weight-complex="normal"/>
    </style:style>
    <style:style style:name="P36" style:family="paragraph" style:parent-style-name="Standard" style:list-style-name="L2">
      <style:paragraph-properties fo:margin-top="0.201cm" fo:margin-bottom="0.201cm" style:contextual-spacing="false">
        <style:tab-stops>
          <style:tab-stop style:position="15.095cm" style:type="right" style:leader-style="dotted" style:leader-text="."/>
        </style:tab-stops>
      </style:paragraph-properties>
      <style:text-properties style:use-window-font-color="true" loext:opacity="0%" style:font-name="Arial" fo:font-size="12pt" fo:font-weight="normal" officeooo:rsid="0047042f" officeooo:paragraph-rsid="0047042f" style:font-size-asian="12pt" style:font-weight-asian="normal" style:font-size-complex="12pt" style:font-weight-complex="normal"/>
    </style:style>
    <style:style style:name="P37" style:family="paragraph" style:parent-style-name="Standard" style:list-style-name="L2">
      <style:paragraph-properties fo:margin-top="0.201cm" fo:margin-bottom="0.201cm" style:contextual-spacing="false">
        <style:tab-stops>
          <style:tab-stop style:position="15.73cm" style:type="right" style:leader-style="dotted" style:leader-text="."/>
        </style:tab-stops>
      </style:paragraph-properties>
      <style:text-properties fo:font-weight="bold" officeooo:paragraph-rsid="001ef40f" style:font-weight-asian="bold" style:font-weight-complex="bold"/>
    </style:style>
    <style:style style:name="T1" style:family="text">
      <style:text-properties style:font-name="Arial3"/>
    </style:style>
    <style:style style:name="T2" style:family="text">
      <style:text-properties style:font-name="Arial3" fo:font-weight="bold" style:font-weight-asian="bold" style:font-weight-complex="bold"/>
    </style:style>
    <style:style style:name="T3" style:family="text">
      <style:text-properties style:font-name="Arial3" fo:font-weight="bold" officeooo:rsid="0033cb42" style:font-weight-asian="bold" style:font-weight-complex="bold"/>
    </style:style>
    <style:style style:name="T4" style:family="text">
      <style:text-properties style:font-name="Arial3" fo:font-weight="bold" officeooo:rsid="000d270f" style:font-weight-asian="bold" style:font-weight-complex="bold"/>
    </style:style>
    <style:style style:name="T5" style:family="text">
      <style:text-properties style:font-name="Arial3" officeooo:rsid="001f20d3"/>
    </style:style>
    <style:style style:name="T6" style:family="text">
      <style:text-properties style:font-name="Arial3" officeooo:rsid="0026a2cd"/>
    </style:style>
    <style:style style:name="T7" style:family="text">
      <style:text-properties style:font-name="Arial3" officeooo:rsid="000d8045"/>
    </style:style>
    <style:style style:name="T8" style:family="text">
      <style:text-properties style:font-name="Arial3" officeooo:rsid="00459f23"/>
    </style:style>
    <style:style style:name="T9" style:family="text">
      <style:text-properties style:font-name="Arial3" officeooo:rsid="00515414"/>
    </style:style>
    <style:style style:name="T10" style:family="text">
      <style:text-properties officeooo:rsid="0033cb42"/>
    </style:style>
    <style:style style:name="T11" style:family="text">
      <style:text-properties style:use-window-font-color="true" loext:opacity="0%" style:font-name="Arial3" fo:font-size="12pt" fo:font-weight="bold" officeooo:rsid="001ef40f" style:font-size-asian="12pt" style:font-weight-asian="bold" style:font-size-complex="12pt" style:font-weight-complex="bold"/>
    </style:style>
    <style:style style:name="T12" style:family="text">
      <style:text-properties style:use-window-font-color="true" loext:opacity="0%" style:font-name="Arial3" fo:font-size="12pt" fo:font-weight="bold" officeooo:rsid="00224ff4" style:font-size-asian="12pt" style:font-weight-asian="bold" style:font-size-complex="12pt" style:font-weight-complex="bold"/>
    </style:style>
    <style:style style:name="T13" style:family="text">
      <style:text-properties style:use-window-font-color="true" loext:opacity="0%" style:font-name="Arial3" fo:font-size="12pt" fo:font-weight="normal" officeooo:rsid="001f20d3" style:font-size-asian="12pt" style:font-weight-asian="normal" style:font-size-complex="12pt" style:font-weight-complex="normal"/>
    </style:style>
    <style:style style:name="T14" style:family="text">
      <style:text-properties style:use-window-font-color="true" loext:opacity="0%" style:font-name="Arial3" fo:font-size="12pt" fo:font-weight="normal" officeooo:rsid="0026a2cd" style:font-size-asian="12pt" style:font-weight-asian="normal" style:font-size-complex="12pt" style:font-weight-complex="normal"/>
    </style:style>
    <style:style style:name="T15" style:family="text">
      <style:text-properties style:use-window-font-color="true" loext:opacity="0%" style:font-name="Arial3" fo:font-size="12pt" officeooo:rsid="001ef40f" style:font-size-asian="12pt" style:font-size-complex="12pt"/>
    </style:style>
    <style:style style:name="T16" style:family="text">
      <style:text-properties style:use-window-font-color="true" loext:opacity="0%" style:font-name="Arial3" fo:font-size="12pt" officeooo:rsid="00459f23" style:font-size-asian="12pt" style:font-size-complex="12pt"/>
    </style:style>
    <style:style style:name="T17" style:family="text">
      <style:text-properties fo:color="#0066b3" loext:opacity="100%" style:font-name="Arial3" fo:font-size="18pt" style:font-size-asian="18pt" style:font-size-complex="18pt"/>
    </style:style>
    <style:style style:name="T18" style:family="text">
      <style:text-properties fo:color="#0066b3" loext:opacity="100%" style:font-name="Arial3" fo:font-size="18pt" officeooo:rsid="00323fae" style:font-size-asian="18pt" style:font-size-complex="18pt"/>
    </style:style>
    <style:style style:name="T19" style:family="text">
      <style:text-properties style:text-position="sub 58%"/>
    </style:style>
    <style:style style:name="T20" style:family="text">
      <style:text-properties style:text-position="sub 58%" officeooo:rsid="004b2a7c"/>
    </style:style>
    <style:style style:name="T21" style:family="text">
      <style:text-properties style:text-position="sub 58%" style:font-name="Arial3"/>
    </style:style>
    <style:style style:name="T22" style:family="text">
      <style:text-properties style:text-position="sub 58%" style:font-name="Arial3" officeooo:rsid="000d8045"/>
    </style:style>
    <style:style style:name="T23" style:family="text">
      <style:text-properties officeooo:rsid="005126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7">EJERCICIOS UNIDAD 1 – </text:span><text:span text:style-name="T18">PARTE 1 – </text:span><text:span text:style-name="T17">INTRODUCCIÓN A L</text:span><text:span text:style-name="T18">AS REDES</text:span></text:p>
      <text:p text:style-name="P6"/>
      <text:p text:style-name="P6"/>
      <text:p text:style-name="P14">ÍNDICE</text:p>
      <text:list xml:id="list2154249469" text:style-name="L1">
        <text:list-item>
          <text:p text:style-name="P32"><text:a xlink:type="simple" xlink:href="#Ejercicios" text:style-name="Internet_20_link" text:visited-style-name="Visited_20_Internet_20_Link"><text:span text:style-name="T2">Ejercicios</text:span></text:a><text:span text:style-name="T11"><text:tab/></text:span><text:span text:style-name="T12">2</text:span></text:p>
        </text:list-item>
      </text:list>
      <text:list xml:id="list1052077225" text:style-name="L2">
        <text:list-item>
          <text:list>
            <text:list-item>
              <text:p text:style-name="P33"><text:a xlink:type="simple" xlink:href="#Ejercicio 1" text:style-name="Internet_20_link" text:visited-style-name="Visited_20_Internet_20_Link"><text:span text:style-name="T1">Ejercicio 1</text:span></text:a><text:span text:style-name="T13"><text:tab/></text:span><text:span text:style-name="T14">2</text:span></text:p>
            </text:list-item>
            <text:list-item>
              <text:p text:style-name="P34"><text:a xlink:type="simple" xlink:href="#Ejercicio 2" text:style-name="Internet_20_link" text:visited-style-name="Visited_20_Internet_20_Link"><text:span text:style-name="T5">Ejercicio 2</text:span></text:a><text:span text:style-name="T5"><text:tab/></text:span><text:span text:style-name="T6">2</text:span></text:p>
            </text:list-item>
            <text:list-item>
              <text:p text:style-name="P34"><text:a xlink:type="simple" xlink:href="#Ejercicio 3" text:style-name="Internet_20_link" text:visited-style-name="Visited_20_Internet_20_Link"><text:span text:style-name="T5">Ejercicio 3</text:span></text:a><text:span text:style-name="T5"><text:tab/></text:span><text:span text:style-name="T6">2</text:span></text:p>
            </text:list-item>
            <text:list-item>
              <text:p text:style-name="P34"><text:a xlink:type="simple" xlink:href="#Ejercicio 4" text:style-name="Internet_20_link" text:visited-style-name="Visited_20_Internet_20_Link"><text:span text:style-name="T5">Ejercicio 4</text:span></text:a><text:span text:style-name="T5"><text:tab/></text:span><text:span text:style-name="T6">2</text:span></text:p>
            </text:list-item>
            <text:list-item>
              <text:p text:style-name="P34"><text:a xlink:type="simple" xlink:href="#Ejercicio 5" text:style-name="Internet_20_link" text:visited-style-name="Visited_20_Internet_20_Link"><text:span text:style-name="T5">Ejercicio 5</text:span></text:a><text:span text:style-name="T5"><text:tab/></text:span><text:span text:style-name="T8">2</text:span></text:p>
            </text:list-item>
            <text:list-item>
              <text:p text:style-name="P35"><text:a xlink:type="simple" xlink:href="#Ejercicio 6" text:style-name="Internet_20_link" text:visited-style-name="Visited_20_Internet_20_Link"><text:span text:style-name="T6">E</text:span></text:a><text:a xlink:type="simple" xlink:href="#Ejercicio 6" text:style-name="Internet_20_link" text:visited-style-name="Visited_20_Internet_20_Link"><text:span text:style-name="T1">jercicio 6</text:span></text:a><text:span text:style-name="T1"><text:tab/></text:span><text:span text:style-name="T9">3</text:span></text:p>
            </text:list-item>
            <text:list-item>
              <text:p text:style-name="P35"><text:a xlink:type="simple" xlink:href="#Ejercicio 7" text:style-name="Internet_20_link" text:visited-style-name="Visited_20_Internet_20_Link"><text:span text:style-name="T1">Ejercicio 7</text:span></text:a><text:span text:style-name="T1"><text:tab/></text:span><text:span text:style-name="T8">3</text:span></text:p>
            </text:list-item>
            <text:list-item>
              <text:p text:style-name="P35"><text:a xlink:type="simple" xlink:href="#Ejercicio 8" text:style-name="Internet_20_link" text:visited-style-name="Visited_20_Internet_20_Link"><text:span text:style-name="T1">Ejercicio 8</text:span></text:a><text:span text:style-name="T1"><text:tab/></text:span><text:span text:style-name="T8">3</text:span></text:p>
            </text:list-item>
            <text:list-item>
              <text:p text:style-name="P35"><text:a xlink:type="simple" xlink:href="#Ejercicio 9" text:style-name="Internet_20_link" text:visited-style-name="Visited_20_Internet_20_Link"><text:span text:style-name="T1">Ejercicio 9</text:span></text:a><text:span text:style-name="T1"><text:tab/></text:span><text:span text:style-name="T8">3</text:span></text:p>
            </text:list-item>
            <text:list-item>
              <text:p text:style-name="P36"><text:a xlink:type="simple" xlink:href="#Ejercicio 10" text:style-name="Internet_20_link" text:visited-style-name="Visited_20_Internet_20_Link"><text:span text:style-name="T8">E</text:span></text:a><text:a xlink:type="simple" xlink:href="#Ejercicio 10" text:style-name="Internet_20_link" text:visited-style-name="Visited_20_Internet_20_Link"><text:span text:style-name="T1">jercicio 10</text:span></text:a><text:span text:style-name="T1"><text:tab/>3</text:span></text:p>
            </text:list-item>
          </text:list>
        </text:list-item>
        <text:list-item>
          <text:p text:style-name="P37"><text:a xlink:type="simple" xlink:href="#Referencias" text:style-name="Internet_20_link" text:visited-style-name="Visited_20_Internet_20_Link"><text:span text:style-name="T1">Referencias</text:span></text:a><text:span text:style-name="T15"><text:tab/></text:span><text:span text:style-name="T16">4</text:span></text:p>
        </text:list-item>
      </text:list>
      <text:p text:style-name="P9"/>
      <text:p text:style-name="P7"/>
      <text:p text:style-name="P6"/>
      <text:p text:style-name="P6"/>
      <text:p text:style-name="P6"/>
      <text:p text:style-name="P6"/>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15"><text:bookmark-start text:name="Ejercicios"/><text:soft-page-break/>Ejercicios<text:bookmark-end text:name="Ejercicios"/></text:p>
      <text:p text:style-name="P10"/>
      <text:list xml:id="list3464908746" text:style-name="Numbering_20_123">
        <text:list-item>
          <text:h text:style-name="Preguntas" text:outline-level="1">(1 PUNTO) Convierte las siguientes cantidades a decimal: </text:h>
        </text:list-item>
      </text:list>
      <table:table table:name="Tabla1" table:style-name="Tabla1">
        <table:table-column table:style-name="Tabla1.A" table:number-columns-repeated="2"/>
        <table:table-row>
          <table:table-cell table:style-name="Tabla1.A1" office:value-type="string">
            <text:p text:style-name="P13">Binario</text:p>
          </table:table-cell>
          <table:table-cell table:style-name="Tabla1.B1" office:value-type="string">
            <text:p text:style-name="P24">Decimal</text:p>
          </table:table-cell>
        </table:table-row>
        <table:table-row>
          <table:table-cell table:style-name="Tabla1.A2" office:value-type="string">
            <text:p text:style-name="P12">101110<text:span text:style-name="T19">2</text:span></text:p>
          </table:table-cell>
          <table:table-cell table:style-name="Tabla1.B2" office:value-type="string">
            <text:p text:style-name="P23">46<text:span text:style-name="T20">10</text:span></text:p>
          </table:table-cell>
        </table:table-row>
        <table:table-row>
          <table:table-cell table:style-name="Tabla1.A2" office:value-type="string">
            <text:p text:style-name="P12">000011<text:span text:style-name="T19">2</text:span></text:p>
          </table:table-cell>
          <table:table-cell table:style-name="Tabla1.B2" office:value-type="string">
            <text:p text:style-name="P23">3<text:span text:style-name="T20">10</text:span></text:p>
          </table:table-cell>
        </table:table-row>
        <table:table-row>
          <table:table-cell table:style-name="Tabla1.A2" office:value-type="string">
            <text:p text:style-name="P12">101010<text:span text:style-name="T19">2</text:span></text:p>
          </table:table-cell>
          <table:table-cell table:style-name="Tabla1.B2" office:value-type="string">
            <text:p text:style-name="P23">42<text:span text:style-name="T20">10</text:span></text:p>
          </table:table-cell>
        </table:table-row>
        <table:table-row>
          <table:table-cell table:style-name="Tabla1.A2" office:value-type="string">
            <text:p text:style-name="P12">111001<text:span text:style-name="T19">2</text:span></text:p>
          </table:table-cell>
          <table:table-cell table:style-name="Tabla1.B2" office:value-type="string">
            <text:p text:style-name="P23">57<text:span text:style-name="T20">10</text:span></text:p>
          </table:table-cell>
        </table:table-row>
        <table:table-row>
          <table:table-cell table:style-name="Tabla1.A2" office:value-type="string">
            <text:p text:style-name="P12">2F1<text:span text:style-name="T19">16</text:span></text:p>
          </table:table-cell>
          <table:table-cell table:style-name="Tabla1.B2" office:value-type="string">
            <text:p text:style-name="P25">753<text:span text:style-name="T20">10</text:span></text:p>
          </table:table-cell>
        </table:table-row>
        <table:table-row>
          <table:table-cell table:style-name="Tabla1.A2" office:value-type="string">
            <text:p text:style-name="P12">FFF<text:span text:style-name="T19">16</text:span></text:p>
          </table:table-cell>
          <table:table-cell table:style-name="Tabla1.B2" office:value-type="string">
            <text:p text:style-name="P25">4095<text:span text:style-name="T20">10</text:span></text:p>
          </table:table-cell>
        </table:table-row>
      </table:table>
      <text:p text:style-name="P5"/>
      <text:list xml:id="list194159066231802" text:continue-numbering="true" text:style-name="Numbering_20_123">
        <text:list-item>
          <text:h text:style-name="Preguntas" text:outline-level="1"><text:bookmark text:name="Ejercicio 2"/><text:span text:style-name="T1">(</text:span>1 PUNTO) Convierte las siguientes cantidades al sistema de numeración indicado en cada caso:</text:h>
        </text:list-item>
      </text:list>
      <text:list xml:id="list1076088069" text:style-name="List_20_4">
        <text:list-item>
          <text:h text:style-name="P28" text:outline-level="1">64<text:span text:style-name="T19">10</text:span> a binario</text:h>
        </text:list-item>
      </text:list>
      <text:p text:style-name="Respuestas_20_preguntas">1000000<text:span text:style-name="T20">2</text:span></text:p>
      <text:list xml:id="list194158504947956" text:continue-numbering="true" text:style-name="List_20_4">
        <text:list-item>
          <text:h text:style-name="P28" text:outline-level="1">256<text:span text:style-name="T19">10</text:span> a hexadecimal</text:h>
        </text:list-item>
      </text:list>
      <text:p text:style-name="Respuestas_20_preguntas">100<text:span text:style-name="T20">16</text:span></text:p>
      <text:list xml:id="list194158606284518" text:continue-numbering="true" text:style-name="List_20_4">
        <text:list-item>
          <text:h text:style-name="P28" text:outline-level="1">500<text:span text:style-name="T19">10</text:span> a hexadecimal</text:h>
        </text:list-item>
      </text:list>
      <text:p text:style-name="Respuestas_20_preguntas">1F4<text:span text:style-name="T19">16</text:span></text:p>
      <text:list xml:id="list194160316833309" text:continue-numbering="true" text:style-name="List_20_4">
        <text:list-item>
          <text:h text:style-name="P28" text:outline-level="1">111<text:span text:style-name="T19">10</text:span> a binario </text:h>
        </text:list-item>
      </text:list>
      <text:p text:style-name="Respuestas_20_preguntas">7<text:span text:style-name="T19">2</text:span></text:p>
      <text:p text:style-name="P4"/>
      <text:list xml:id="list194160067915856" text:continue-list="list194159066231802" text:style-name="Numbering_20_123">
        <text:list-item>
          <text:h text:style-name="Preguntas" text:outline-level="1"><text:bookmark-start text:name="Ejercicio 3"/><text:span text:style-name="T7">(</text:span><text:bookmark-end text:name="Ejercicio 3"/><text:span text:style-name="T7">1 PUNTO) Pasa a binario el número 3CB</text:span><text:span text:style-name="T22">16</text:span></text:h>
        </text:list-item>
      </text:list>
      <text:p text:style-name="Respuestas_20_preguntas"><text:span text:style-name="T7">3</text:span><text:span text:style-name="T1">CB</text:span><text:span text:style-name="T21">16</text:span><text:span text:style-name="T1"> = 971</text:span><text:span text:style-name="T21">10</text:span><text:span text:style-name="T1"> = 1111001011</text:span><text:span text:style-name="T21">2</text:span></text:p>
      <text:p text:style-name="P16"/>
      <text:list xml:id="list1014196682" text:style-name="L3">
        <text:list-header>
          <text:p text:style-name="P31"/>
        </text:list-header>
      </text:list>
      <text:list xml:id="list194159514301845" text:continue-list="list194160067915856" text:style-name="Numbering_20_123">
        <text:list-item>
          <text:h text:style-name="Preguntas" text:outline-level="1"><text:bookmark text:name="Ejercicio 4"/>(1 PUNTO)¿Cuántos MBytes de transferencia de descarga tendría una red que soporta hasta 100 Gbits? </text:h>
        </text:list-item>
      </text:list>
      <text:p text:style-name="P17">100Gbits * 1000 = 100000 Mbits</text:p>
      <text:p text:style-name="P17">100000 / 8 = 15500 Mbytes</text:p>
      <text:h text:style-name="P26" text:outline-level="1"/>
      <text:list xml:id="list194160239233447" text:continue-numbering="true" text:style-name="Numbering_20_123">
        <text:list-item>
          <text:h text:style-name="P27" text:outline-level="1"><text:bookmark text:name="Ejercicio 5"/>(1 PUNTO) Realiza la conversión a la magnitud de medida de la información que se indica.</text:h>
        </text:list-item>
      </text:list>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list xml:id="list194160124099351" text:continue-numbering="true" text:style-name="Numbering_20_123">
        <text:list-item>
          <text:h text:style-name="Preguntas" text:outline-level="1"><text:bookmark-start text:name="Ejercicio 6"/><text:soft-page-break/>(<text:bookmark-end text:name="Ejercicio 6"/>1 PUNTO) Investiga sobre el sistema de numeración octal y realiza las siguientes conversiones: </text:h>
        </text:list-item>
      </text:list>
      <text:list xml:id="list194159966944342" text:continue-list="list194160316833309" text:style-name="List_20_4">
        <text:list-item>
          <text:h text:style-name="P28" text:outline-level="1">34<text:span text:style-name="T19">8</text:span> a decimal</text:h>
        </text:list-item>
      </text:list>
      <text:p text:style-name="Respuestas_20_preguntas">28</text:p>
      <text:list xml:id="list194158741919451" text:continue-numbering="true" text:style-name="List_20_4">
        <text:list-item>
          <text:h text:style-name="P28" text:outline-level="1">34<text:span text:style-name="T19">10</text:span> a octal</text:h>
        </text:list-item>
      </text:list>
      <text:p text:style-name="Respuestas_20_preguntas">42</text:p>
      <text:list xml:id="list194158784719686" text:continue-numbering="true" text:style-name="List_20_4">
        <text:list-item>
          <text:h text:style-name="P28" text:outline-level="1">123<text:span text:style-name="T19">8</text:span> a decimal</text:h>
        </text:list-item>
      </text:list>
      <text:p text:style-name="Respuestas_20_preguntas">83</text:p>
      <text:h text:style-name="P29" text:outline-level="1"/>
      <text:list xml:id="list194158895631803" text:continue-numbering="true" text:style-name="List_20_4">
        <text:list-item>
          <text:h text:style-name="P28" text:outline-level="1">123<text:span text:style-name="T19">10</text:span> a octal</text:h>
        </text:list-item>
      </text:list>
      <text:p text:style-name="Respuestas_20_preguntas">173</text:p>
      <text:p text:style-name="P18"/>
      <text:list xml:id="list194158459745339" text:continue-list="list194160124099351" text:style-name="Numbering_20_123">
        <text:list-item>
          <text:h text:style-name="Preguntas" text:outline-level="1"><text:bookmark-start text:name="Ejercicio 7"/>(<text:bookmark-end text:name="Ejercicio 7"/>1 PUNTO) Como administradores de la red, detectáis que el departamento de recursos humanos está haciendo un uso indebido de la misma. El jefe de la empresa te ha informado que limites las velocidades de su red a un máximo de 15 Mbps. ¿Cuántos MBps son?</text:h>
        </text:list-item>
      </text:list>
      <text:p text:style-name="Respuestas_20_preguntas">15 / 8 = 1,875MBps</text:p>
      <text:p text:style-name="P19"/>
      <text:list xml:id="list194158889794890" text:continue-numbering="true" text:style-name="Numbering_20_123">
        <text:list-item>
          <text:h text:style-name="Preguntas" text:outline-level="1"><text:bookmark-start text:name="Ejercicio 8"/>(<text:bookmark-end text:name="Ejercicio 8"/>1 PUNTO) El servidor de la empresa tiene una capacidad de 1TB, y tiene el 17% del espacio libre, ¿podrá almacenar una copia de seguridad del sistema si esta pesa 2250000 KB? Realice los cálculos. </text:h>
        </text:list-item>
      </text:list>
      <text:p text:style-name="Respuestas_20_preguntas">1 TB * 1024 = 1024 GB</text:p>
      <text:p text:style-name="Respuestas_20_preguntas">1024 * 0,17 = 174,08 GB<text:tab/>→ <text:s/>Tiene libre 174,08 GB.</text:p>
      <text:p text:style-name="Respuestas_20_preguntas">2250000 KB / 1024 / 1024 = 2,14 GB</text:p>
      <text:p text:style-name="Respuestas_20_preguntas">Si podrá almacenar una copia de seguridad de 2250000 KB.</text:p>
      <text:p text:style-name="P22"/>
      <text:list xml:id="list194158431219225" text:continue-numbering="true" text:style-name="Numbering_20_123">
        <text:list-item>
          <text:h text:style-name="Preguntas" text:outline-level="1"><text:bookmark-start text:name="Ejercicio 9"/>(<text:bookmark-end text:name="Ejercicio 9"/>1 PUNTO) Google requiere 85 TB para albergar 24 mil millones páginas, ¿cuál será el tamaño medio de una página? Exprese el valor en KB.</text:h>
        </text:list-item>
      </text:list>
      <text:p text:style-name="Respuestas_20_preguntas">85 TB * 1024 * 1024 * 1024 = 8589934592 KB</text:p>
      <text:p text:style-name="Respuestas_20_preguntas">85 TB = <text:s/>8589934592 KB</text:p>
      <text:p text:style-name="Respuestas_20_preguntas">8589934592 / 24000000000 = 0,357913941333 KB </text:p>
      <text:p text:style-name="Respuestas_20_preguntas">El tamaño medio de una pagina es de <text:s/>0,357913941333 KB.</text:p>
      <text:p text:style-name="Respuestas_20_preguntas"/>
      <text:list xml:id="list194159378115787" text:continue-numbering="true" text:style-name="Numbering_20_123">
        <text:list-item>
          <text:h text:style-name="Preguntas" text:outline-level="1"><text:bookmark-start text:name="Ejercicio 10"/>(1 PUNTO) Tenemos que hacer una copia de seguridad en un DVD con una velocidad de escritura 32x. Si la X equivale a 1385 KB por segundo, y la copia pesa 300 MB, ¿cuánto tiempo tardará en realizarse?<text:bookmark-end text:name="Ejercicio 10"/></text:h>
        </text:list-item>
      </text:list>
      <text:p text:style-name="Respuestas_20_preguntas">300 * 1024 = 307200 KB</text:p>
      <text:p text:style-name="Respuestas_20_preguntas"><text:span text:style-name="T23">32</text:span> * <text:span text:style-name="T23">1385 KB = 44320 KBps</text:span></text:p>
      <text:p text:style-name="Respuestas_20_preguntas">307200 / 44320 = 6,93 seg </text:p>
      <text:p text:style-name="Respuestas_20_preguntas">Tardaria 6,93 segundos en realizar la copia.</text:p>
      <text:p text:style-name="P21"/>
      <text:p text:style-name="P20"/>
      <text:p text:style-name="P20"/>
      <text:p text:style-name="P20"/>
      <text:p text:style-name="P20"/>
      <text:p text:style-name="P20"/>
      <text:p text:style-name="P20"/>
      <text:p text:style-name="P15"><text:bookmark-start text:name="Referencias"/><text:soft-page-break/>Referencias<text:bookmark-end text:name="Referencias"/></text:p>
      <text:list xml:id="list2018956539" text:style-name="List_20_5">
        <text:list-item>
          <text:h text:style-name="P30" text:outline-level="1">Apuntes</text:h>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 draw:style="rect" draw:dots1="1" draw:dots1-length="197%" draw:distance="127%"/>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Respuestas_20_preguntas" style:display-name="Respuestas preguntas" style:family="paragraph" style:parent-style-name="Standard" style:auto-update="true" style:master-page-name="">
      <style:paragraph-properties fo:margin-left="1.259cm" fo:margin-right="0cm" fo:text-indent="0cm" style:auto-text-indent="false" style:page-number="auto">
        <style:tab-stops/>
      </style:paragraph-properties>
      <style:text-properties fo:color="#000000" loext:opacity="100%" style:font-name="Arial2" fo:font-family="Arial" style:font-style-name="Normal" style:font-family-generic="swiss" style:font-pitch="variable"/>
    </style:style>
    <style:style style:name="Preguntas" style:family="paragraph" style:parent-style-name="Standard" style:auto-update="true" style:default-outline-level="1" style:list-style-name="Numbering_20_123" style:master-page-name="">
      <style:paragraph-properties style:page-number="auto"/>
      <style:text-properties fo:color="#002751" loext:opacity="100%" style:text-line-through-style="none" style:text-line-through-type="none" style:font-name="Arial2" fo:font-family="Arial" style:font-style-name="Normal" style:font-family-generic="swiss" style:font-pitch="variable"/>
    </style:style>
    <style:style style:name="Preguntas2" style:family="paragraph" style:parent-style-name="Preguntas" style:auto-update="true" style:list-style-name="List_20_4">
      <style:text-properties fo:color="#01448d" loext:opacity="100%"/>
    </style:style>
    <style:style style:name="Titulos_20_Apartados" style:display-name="Titulos Apartados" style:family="paragraph" style:parent-style-name="Standard" style:auto-update="true">
      <style:paragraph-properties fo:margin-top="0.101cm" fo:margin-bottom="0.101cm" style:contextual-spacing="false">
        <style:tab-stops/>
      </style:paragraph-properties>
      <style:text-properties style:font-name="Arial1" fo:font-family="Arial" style:font-style-name="Negrita" style:font-family-generic="swiss" style:font-pitch="variable" fo:font-weight="bold"/>
    </style:style>
    <style:style style:name="Referencias" style:family="paragraph" style:parent-style-name="Preguntas2" style:auto-update="true" style:list-style-name="List_20_5" style:master-page-name="">
      <style:paragraph-properties fo:margin-top="0.101cm" fo:margin-bottom="0.101cm" style:contextual-spacing="false" style:page-number="auto">
        <style:tab-stops/>
      </style:paragraph-properties>
      <style:text-properties style:use-window-font-color="true" loext:opacity="0%" style:text-underline-style="none" fo:background-color="transparen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0.64cm" fo:margin-left="0.6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19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3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275122"/>
    </style:style>
    <style:style style:name="MP2" style:family="paragraph" style:parent-style-name="Header">
      <style:paragraph-properties fo:text-align="center" style:justify-single-word="false"/>
      <style:text-properties style:font-name="Arial3" fo:font-weight="bold" style:font-weight-asian="bold" style:font-weight-complex="bold"/>
    </style:style>
    <style:style style:name="MP3" style:family="paragraph" style:parent-style-name="Footer">
      <style:paragraph-properties fo:text-align="end" style:justify-single-word="false"/>
      <style:text-properties officeooo:rsid="000d270f" officeooo:paragraph-rsid="000d270f"/>
    </style:style>
    <style:style style:name="MT1" style:family="text">
      <style:text-properties style:font-name="Arial3" fo:font-weight="bold" style:font-weight-asian="bold" style:font-weight-complex="bold"/>
    </style:style>
    <style:style style:name="MT2" style:family="text">
      <style:text-properties style:font-name="Arial3" fo:font-weight="bold" officeooo:rsid="0033cb42" style:font-weight-asian="bold" style:font-weight-complex="bold"/>
    </style:style>
    <style:style style:name="MT3" style:family="text">
      <style:text-properties style:font-name="Arial3" fo:font-weight="bold" officeooo:rsid="000d270f" style:font-weight-asian="bold" style:font-weight-complex="bold"/>
    </style:style>
    <style:style style:name="MT4" style:family="text">
      <style:text-properties officeooo:rsid="0033cb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1o ASIR – </text:span><text:span text:style-name="MT2">REDES</text:span><text:span text:style-name="MT1"><text:tab/><text:tab/></text:span><text:span text:style-name="MT3">Franco Larrea</text:span></text:p>
        <text:p text:style-name="MP2">HOJA DE EJERCICIOS UNIDAD 1 – <text:span text:style-name="MT4">PARTE 1</text:span></text:p>
      </style:header>
      <style:footer>
        <text:p text:style-name="MP3">Pagina <text:page-number text:select-page="current">4</text:page-number><text:s/>de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116-05 </meta:initial-creator>
    <meta:creation-date>2020-09-14T18:57:27.245292127</meta:creation-date>
    <dc:date>2020-09-18T19:41:57.932000000</dc:date>
    <meta:editing-duration>PT2H14M7S</meta:editing-duration>
    <meta:editing-cycles>33</meta:editing-cycles>
    <meta:generator>LibreOffice/7.0.0.3$Windows_X86_64 LibreOffice_project/8061b3e9204bef6b321a21033174034a5e2ea88e</meta:generator>
    <meta:document-statistic meta:table-count="1" meta:image-count="0" meta:object-count="0" meta:page-count="4" meta:paragraph-count="76" meta:word-count="476" meta:character-count="2393" meta:non-whitespace-character-count="2009"/>
    <meta:user-defined meta:name="URL">Verde</meta:user-defined>
  </office:meta>
</office:document-meta>
</file>